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10.41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Bed Type Code</text:p>
          </table:table-cell>
          <table:table-cell office:value-type="string" table:style-name="ce2">
            <text:p>Bed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Sanction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Availab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Functio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Non-Functional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07:17:03Z</meta:creation-date>
    <dc:date>2020-04-29T12:07:17Z</dc:date>
    <meta:user-defined meta:name="WorkbookGuid">abaf5713-6f72-4ca1-975e-b7a0655d6f82</meta:user-defined>
    <meta:user-defined meta:name="ConnectionInfosStorage">WorkbookXmlParts</meta:user-defined>
  </office:meta>
</office:document-meta>
</file>